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8pt" fo:language="en" fo:country="GB" fo:font-weight="bold" officeooo:rsid="001debe4" officeooo:paragraph-rsid="001debe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1pt" fo:language="en" fo:country="GB" fo:font-weight="normal" officeooo:rsid="001debe4" officeooo:paragraph-rsid="001debe4" style:font-size-asian="9.60000038146973pt" style:font-weight-asian="normal" style:font-size-complex="11pt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Calibri" fo:font-size="11pt" fo:language="en" fo:country="GB" fo:font-weight="normal" officeooo:rsid="001debe4" officeooo:paragraph-rsid="001debe4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1pt" fo:language="en" fo:country="GB" fo:font-weight="normal" officeooo:rsid="001debe4" officeooo:paragraph-rsid="001debe4" style:font-size-asian="9.60000038146973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fo:language="en" fo:country="GB" fo:font-weight="normal" officeooo:rsid="00205528" officeooo:paragraph-rsid="00205528" style:font-size-asian="9.60000038146973pt" style:font-weight-asian="normal" style:font-size-complex="11pt" style:font-weight-complex="normal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Calibri" fo:font-size="11pt" fo:language="en" fo:country="GB" fo:font-weight="normal" officeooo:rsid="00205528" officeooo:paragraph-rsid="00205528" style:font-size-asian="9.60000038146973pt" style:font-weight-asian="normal" style:font-size-complex="11pt" style:font-weight-complex="normal"/>
    </style:style>
    <style:style style:name="T1" style:family="text">
      <style:text-properties officeooo:rsid="001f0e9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ign points</text:p>
      <text:p text:style-name="P2">The application needs to:</text:p>
      <text:list xml:id="list2373559894" text:style-name="L1">
        <text:list-item>
          <text:p text:style-name="P3">Locate the machines</text:p>
        </text:list-item>
        <text:list-item>
          <text:p text:style-name="P3">Identify machine (by QR code)</text:p>
        </text:list-item>
        <text:list-item>
          <text:p text:style-name="P3">Draw the data flow between different computers</text:p>
        </text:list-item>
        <text:list-item>
          <text:p text:style-name="P3">Track which data flows between computers (maybe, not necessary)</text:p>
        </text:list-item>
        <text:list-item>
          <text:p text:style-name="P3"><text:span text:style-name="T1">Have an e</text:span>xternal database to store dat<text:span text:style-name="T1">a</text:span></text:p>
        </text:list-item>
        <text:list-item>
          <text:p text:style-name="P3">Go to the first node of the flow</text:p>
        </text:list-item>
      </text:list>
      <text:p text:style-name="P2"/>
      <text:p text:style-name="P5">Redesign branch:</text:p>
      <text:list xml:id="list1735102061" text:style-name="L2">
        <text:list-item>
          <text:p text:style-name="P6">Home page has no cards, shows details straight away.</text:p>
        </text:list-item>
        <text:list-item>
          <text:p text:style-name="P6">Fab floats in the middle above the details. Scans.</text:p>
        </text:list-item>
        <text:list-item>
          <text:p text:style-name="P6">Fetching the data properly</text:p>
        </text:list-item>
        <text:list-item>
          <text:p text:style-name="P6">No local database</text:p>
        </text:list-item>
      </text:list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1T11:27:52.209000000</meta:creation-date>
    <dc:date>2020-02-05T12:09:02.163000000</dc:date>
    <meta:editing-duration>PT13M27S</meta:editing-duration>
    <meta:editing-cycles>2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14" meta:word-count="82" meta:character-count="438" meta:non-whitespace-character-count="378"/>
  </office:meta>
</office:document-meta>
</file>